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1.2cm" svg:x="8.4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8cm" svg:y1="2.2cm" svg:x2="9.8cm" svg:y2="3.3cm">
          <text:p/>
        </draw:line>
        <draw:custom-shape draw:style-name="gr1" draw:text-style-name="P2" draw:layer="layout" svg:width="11.3cm" svg:height="2.8cm" svg:x="4cm" svg:y="3.2cm">
          <text:p text:style-name="P1"><text:span text:style-name="T1">Input: Shallow end depth of pool</text:span></text:p>
          <text:p text:style-name="P1"><text:span text:style-name="T1">Deep end depth of pool</text:span></text:p>
          <text:p text:style-name="P1"><text:span text:style-name="T1">Width of pool</text:span></text:p>
          <text:p text:style-name="P1"><text:span text:style-name="T1">Length of poo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6cm" svg:y1="6cm" svg:x2="9.6cm" svg:y2="7.6cm">
          <text:p/>
        </draw:line>
        <draw:custom-shape draw:style-name="gr3" draw:text-style-name="P1" draw:layer="layout" svg:width="9.2cm" svg:height="2cm" svg:x="5.12cm" svg:y="7.6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4:59:31.327000000</meta:creation-date>
    <dc:date>2014-09-23T15:19:23.225000000</dc:date>
    <meta:editing-duration>PT4M41S</meta:editing-duration>
    <meta:editing-cycles>1</meta:editing-cycles>
    <meta:document-statistic meta:object-count="5"/>
    <meta:generator>LibreOffice/4.2.5.2$Windows_x86 LibreOffice_project/61cb170a04bb1f12e77c884eab9192be736ec5f5</meta:generator>
  </office:meta>
</office:document-meta>
</file>